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 pocket" table:style-name="ta1"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 N=8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11" calcext:value-type="float">
            <text:p>82.1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7" calcext:value-type="float">
            <text:p>-0.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1.0266945" calcext:value-type="float">
            <text:p>-1.0266945</text:p>
          </table:table-cell>
          <table:table-cell table:formula="of:=[.J3]*82" office:value-type="float" office:value="-84.188949" calcext:value-type="float">
            <text:p>-84.188949</text:p>
          </table:table-cell>
          <table:table-cell office:value-type="float" office:value="0.99965" calcext:value-type="float">
            <text:p>0.99965</text:p>
          </table:table-cell>
          <table:table-cell office:value-type="float" office:value="0.086356" calcext:value-type="float">
            <text:p>0.086356</text:p>
          </table:table-cell>
        </table:table-row>
        <table:table-row table:style-name="ro1">
          <table:table-cell office:value-type="float" office:value="82.34" calcext:value-type="float">
            <text:p>82.3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05" calcext:value-type="float">
            <text:p>-0.5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-1.0272418" calcext:value-type="float">
            <text:p>-1.0272418</text:p>
          </table:table-cell>
          <table:table-cell table:formula="of:=[.J4]*82" office:value-type="float" office:value="-84.2338276" calcext:value-type="float">
            <text:p>-84.2338276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08637649" calcext:value-type="float">
            <text:p>0.08637649</text:p>
          </table:table-cell>
        </table:table-row>
        <table:table-row table:style-name="ro1">
          <table:table-cell office:value-type="float" office:value="82.06" calcext:value-type="float">
            <text:p>82.0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9" calcext:value-type="float">
            <text:p>-0.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1.027761" calcext:value-type="float">
            <text:p>-1.027761</text:p>
          </table:table-cell>
          <table:table-cell table:formula="of:=[.J5]*82" office:value-type="float" office:value="-84.276402" calcext:value-type="float">
            <text:p>-84.276402</text:p>
          </table:table-cell>
          <table:table-cell office:value-type="float" office:value="0.989795" calcext:value-type="float">
            <text:p>0.989795</text:p>
          </table:table-cell>
          <table:table-cell office:value-type="float" office:value="0.086721466" calcext:value-type="float">
            <text:p>0.086721466</text:p>
          </table:table-cell>
        </table:table-row>
        <table:table-row table:style-name="ro1">
          <table:table-cell office:value-type="float" office:value="81.92" calcext:value-type="float">
            <text:p>81.9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5" calcext:value-type="float">
            <text:p>-0.4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1.028718865" calcext:value-type="float">
            <text:p>-1.028718865</text:p>
          </table:table-cell>
          <table:table-cell table:formula="of:=[.J6]*82" office:value-type="float" office:value="-84.35494693" calcext:value-type="float">
            <text:p>-84.35494693</text:p>
          </table:table-cell>
          <table:table-cell office:value-type="float" office:value="0.9715723" calcext:value-type="float">
            <text:p>0.9715723</text:p>
          </table:table-cell>
          <table:table-cell office:value-type="float" office:value="0.08724627" calcext:value-type="float">
            <text:p>0.08724627</text:p>
          </table:table-cell>
        </table:table-row>
        <table:table-row table:style-name="ro1">
          <table:table-cell office:value-type="float" office:value="81.993" calcext:value-type="float">
            <text:p>81.9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" calcext:value-type="float">
            <text:p>-0.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1.030035" calcext:value-type="float">
            <text:p>-1.030035</text:p>
          </table:table-cell>
          <table:table-cell table:formula="of:=[.J7]*82" office:value-type="float" office:value="-84.46287" calcext:value-type="float">
            <text:p>-84.46287</text:p>
          </table:table-cell>
          <table:table-cell office:value-type="float" office:value="0.94764" calcext:value-type="float">
            <text:p>0.94764</text:p>
          </table:table-cell>
          <table:table-cell office:value-type="float" office:value="0.087914" calcext:value-type="float">
            <text:p>0.087914</text:p>
          </table:table-cell>
        </table:table-row>
        <table:table-row table:style-name="ro1">
          <table:table-cell office:value-type="float" office:value="82.099" calcext:value-type="float">
            <text:p>82.0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8" calcext:value-type="float">
            <text:p>-0.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-1.03180106" calcext:value-type="float">
            <text:p>-1.03180106</text:p>
          </table:table-cell>
          <table:table-cell table:formula="of:=[.J8]*82" office:value-type="float" office:value="-84.60768692" calcext:value-type="float">
            <text:p>-84.60768692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08875" calcext:value-type="float">
            <text:p>0.08875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4992" calcext:value-type="float">
            <text:p>-0.49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.0339026" calcext:value-type="float">
            <text:p>-1.0339026</text:p>
          </table:table-cell>
          <table:table-cell table:formula="of:=[.J9]*82" office:value-type="float" office:value="-84.7800132" calcext:value-type="float">
            <text:p>-84.7800132</text:p>
          </table:table-cell>
          <table:table-cell office:value-type="float" office:value="0.87909" calcext:value-type="float">
            <text:p>0.87909</text:p>
          </table:table-cell>
          <table:table-cell office:value-type="float" office:value="0.089779" calcext:value-type="float">
            <text:p>0.089779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05" calcext:value-type="float">
            <text:p>-0.5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-1.036438" calcext:value-type="float">
            <text:p>-1.036438</text:p>
          </table:table-cell>
          <table:table-cell table:formula="of:=[.J10]*82" office:value-type="float" office:value="-84.987916" calcext:value-type="float">
            <text:p>-84.987916</text:p>
          </table:table-cell>
          <table:table-cell office:value-type="float" office:value="0.83621" calcext:value-type="float">
            <text:p>0.83621</text:p>
          </table:table-cell>
          <table:table-cell office:value-type="float" office:value="0.090867" calcext:value-type="float">
            <text:p>0.090867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25" calcext:value-type="float">
            <text:p>-0.5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.039398" calcext:value-type="float">
            <text:p>-1.039398</text:p>
          </table:table-cell>
          <table:table-cell table:formula="of:=[.J11]*82" office:value-type="float" office:value="-85.230636" calcext:value-type="float">
            <text:p>-85.230636</text:p>
          </table:table-cell>
          <table:table-cell office:value-type="float" office:value="0.790008" calcext:value-type="float">
            <text:p>0.790008</text:p>
          </table:table-cell>
          <table:table-cell office:value-type="float" office:value="0.09194161" calcext:value-type="float">
            <text:p>0.09194161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45" calcext:value-type="float">
            <text:p>-0.5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-1.0427" calcext:value-type="float">
            <text:p>-1.0427</text:p>
          </table:table-cell>
          <table:table-cell table:formula="of:=[.J12]*82" office:value-type="float" office:value="-85.5014" calcext:value-type="float">
            <text:p>-85.5014</text:p>
          </table:table-cell>
          <table:table-cell office:value-type="float" office:value="0.7418" calcext:value-type="float">
            <text:p>0.7418</text:p>
          </table:table-cell>
          <table:table-cell office:value-type="float" office:value="0.0928988" calcext:value-type="float">
            <text:p>0.0928988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7" calcext:value-type="float">
            <text:p>-0.5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046444" calcext:value-type="float">
            <text:p>-1.046444</text:p>
          </table:table-cell>
          <table:table-cell table:formula="of:=[.J13]*82" office:value-type="float" office:value="-85.808408" calcext:value-type="float">
            <text:p>-85.808408</text:p>
          </table:table-cell>
          <table:table-cell office:value-type="float" office:value="0.690668" calcext:value-type="float">
            <text:p>0.690668</text:p>
          </table:table-cell>
          <table:table-cell office:value-type="float" office:value="0.09375946" calcext:value-type="float">
            <text:p>0.09375946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095" calcext:value-type="float">
            <text:p>-0.50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-1.050587" calcext:value-type="float">
            <text:p>-1.050587</text:p>
          </table:table-cell>
          <table:table-cell table:formula="of:=[.J14]*82" office:value-type="float" office:value="-86.148134" calcext:value-type="float">
            <text:p>-86.148134</text:p>
          </table:table-cell>
          <table:table-cell office:value-type="float" office:value="0.63575" calcext:value-type="float">
            <text:p>0.63575</text:p>
          </table:table-cell>
          <table:table-cell office:value-type="float" office:value="0.09449445" calcext:value-type="float">
            <text:p>0.09449445</text:p>
          </table:table-cell>
        </table:table-row>
        <table:table-row table:style-name="ro1">
          <table:table-cell office:value-type="float" office:value="81.998" calcext:value-type="float">
            <text:p>81.99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25" calcext:value-type="float">
            <text:p>-0.5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1.055149" calcext:value-type="float">
            <text:p>-1.055149</text:p>
          </table:table-cell>
          <table:table-cell table:formula="of:=[.J15]*82" office:value-type="float" office:value="-86.522218" calcext:value-type="float">
            <text:p>-86.522218</text:p>
          </table:table-cell>
          <table:table-cell office:value-type="float" office:value="0.5722179" calcext:value-type="float">
            <text:p>0.5722179</text:p>
          </table:table-cell>
          <table:table-cell office:value-type="float" office:value="0.095199" calcext:value-type="float">
            <text:p>0.095199</text:p>
          </table:table-cell>
        </table:table-row>
        <table:table-row table:style-name="ro1">
          <table:table-cell office:value-type="float" office:value="82.09" calcext:value-type="float">
            <text:p>82.0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55" calcext:value-type="float">
            <text:p>-0.5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-1.06010343" calcext:value-type="float">
            <text:p>-1.06010343</text:p>
          </table:table-cell>
          <table:table-cell table:formula="of:=[.J16]*82" office:value-type="float" office:value="-86.92848126" calcext:value-type="float">
            <text:p>-86.92848126</text:p>
          </table:table-cell>
          <table:table-cell office:value-type="float" office:value="0.49505" calcext:value-type="float">
            <text:p>0.49505</text:p>
          </table:table-cell>
          <table:table-cell office:value-type="float" office:value="0.0958655" calcext:value-type="float">
            <text:p>0.0958655</text:p>
          </table:table-cell>
        </table:table-row>
        <table:table-row table:style-name="ro1">
          <table:table-cell office:value-type="float" office:value="82.007" calcext:value-type="float">
            <text:p>82.00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195" calcext:value-type="float">
            <text:p>-0.51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1.0655952" calcext:value-type="float">
            <text:p>-1.0655952</text:p>
          </table:table-cell>
          <table:table-cell table:formula="of:=[.J17]*82" office:value-type="float" office:value="-87.3788064" calcext:value-type="float">
            <text:p>-87.3788064</text:p>
          </table:table-cell>
          <table:table-cell office:value-type="float" office:value="0.394765" calcext:value-type="float">
            <text:p>0.394765</text:p>
          </table:table-cell>
          <table:table-cell office:value-type="float" office:value="0.0965585886" calcext:value-type="float">
            <text:p>0.0965585886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235" calcext:value-type="float">
            <text:p>-0.5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-1.0715939" calcext:value-type="float">
            <text:p>-1.0715939</text:p>
          </table:table-cell>
          <table:table-cell table:formula="of:=[.J18]*82" office:value-type="float" office:value="-87.8706998" calcext:value-type="float">
            <text:p>-87.8706998</text:p>
          </table:table-cell>
          <table:table-cell office:value-type="float" office:value="0.231452" calcext:value-type="float">
            <text:p>0.231452</text:p>
          </table:table-cell>
          <table:table-cell office:value-type="float" office:value="0.09731517" calcext:value-type="float">
            <text:p>0.09731517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275" calcext:value-type="float">
            <text:p>-0.5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1.07807965" calcext:value-type="float">
            <text:p>-1.07807965</text:p>
          </table:table-cell>
          <table:table-cell table:formula="of:=[.J19]*82" office:value-type="float" office:value="-88.4025313" calcext:value-type="float">
            <text:p>-88.4025313</text:p>
          </table:table-cell>
          <table:table-cell office:value-type="float" office:value="0.02661229" calcext:value-type="float">
            <text:p>0.02661229</text:p>
          </table:table-cell>
          <table:table-cell office:value-type="float" office:value="0.097048" calcext:value-type="float">
            <text:p>0.097048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32" calcext:value-type="float">
            <text:p>-0.5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-1.084956" calcext:value-type="float">
            <text:p>-1.084956</text:p>
          </table:table-cell>
          <table:table-cell table:formula="of:=[.J20]*82" office:value-type="float" office:value="-88.966392" calcext:value-type="float">
            <text:p>-88.966392</text:p>
          </table:table-cell>
          <table:table-cell office:value-type="float" office:value="0.01356" calcext:value-type="float">
            <text:p>0.01356</text:p>
          </table:table-cell>
          <table:table-cell office:value-type="float" office:value="0.09587" calcext:value-type="float">
            <text:p>0.09587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365" calcext:value-type="float">
            <text:p>-0.53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.092193" calcext:value-type="float">
            <text:p>-1.092193</text:p>
          </table:table-cell>
          <table:table-cell table:formula="of:=[.J21]*82" office:value-type="float" office:value="-89.559826" calcext:value-type="float">
            <text:p>-89.559826</text:p>
          </table:table-cell>
          <table:table-cell office:value-type="float" office:value="0.008" calcext:value-type="float">
            <text:p>0.008</text:p>
          </table:table-cell>
          <table:table-cell office:value-type="float" office:value="0.09465" calcext:value-type="float">
            <text:p>0.09465</text:p>
          </table:table-cell>
        </table:table-row>
        <table:table-row table:style-name="ro1">
          <table:table-cell office:value-type="float" office:value="82.06" calcext:value-type="float">
            <text:p>82.0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5415" calcext:value-type="float">
            <text:p>-0.5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-1.09969" calcext:value-type="float">
            <text:p>-1.09969</text:p>
          </table:table-cell>
          <table:table-cell table:formula="of:=[.J22]*82" office:value-type="float" office:value="-90.17458" calcext:value-type="float">
            <text:p>-90.1745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933848" calcext:value-type="float">
            <text:p>0.0933848</text:p>
          </table:table-cell>
        </table:table-row>
      </table:table>
      <table:table table:name="2 pocke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21" calcext:value-type="float">
            <text:p>82.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88" calcext:value-type="float">
            <text:p>-0.68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1.014416" calcext:value-type="float">
            <text:p>-1.014416</text:p>
          </table:table-cell>
          <table:table-cell table:formula="of:=[.J2]*82" office:value-type="float" office:value="-83.182112" calcext:value-type="float">
            <text:p>-83.182112</text:p>
          </table:table-cell>
          <table:table-cell office:value-type="float" office:value="0.491212" calcext:value-type="float">
            <text:p>0.491212</text:p>
          </table:table-cell>
          <table:table-cell office:value-type="float" office:value="0.10278" calcext:value-type="float">
            <text:p>0.10278</text:p>
          </table:table-cell>
        </table:table-row>
        <table:table-row table:style-name="ro1">
          <table:table-cell office:value-type="float" office:value="82.17" calcext:value-type="float">
            <text:p>82.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93" calcext:value-type="float">
            <text:p>-0.69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-1.02107" calcext:value-type="float">
            <text:p>-1.02107</text:p>
          </table:table-cell>
          <table:table-cell table:formula="of:=[.J3]*82" office:value-type="float" office:value="-83.72774" calcext:value-type="float">
            <text:p>-83.72774</text:p>
          </table:table-cell>
          <table:table-cell office:value-type="float" office:value="0.485344" calcext:value-type="float">
            <text:p>0.485344</text:p>
          </table:table-cell>
          <table:table-cell office:value-type="float" office:value="0.10286" calcext:value-type="float">
            <text:p>0.10286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6975" calcext:value-type="float">
            <text:p>-0.69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1.02236067" calcext:value-type="float">
            <text:p>-1.02236067</text:p>
          </table:table-cell>
          <table:table-cell table:formula="of:=[.J4]*82" office:value-type="float" office:value="-83.83357494" calcext:value-type="float">
            <text:p>-83.83357494</text:p>
          </table:table-cell>
          <table:table-cell office:value-type="float" office:value="0.478957" calcext:value-type="float">
            <text:p>0.478957</text:p>
          </table:table-cell>
          <table:table-cell office:value-type="float" office:value="0.10292869" calcext:value-type="float">
            <text:p>0.10292869</text:p>
          </table:table-cell>
        </table:table-row>
        <table:table-row table:style-name="ro1">
          <table:table-cell office:value-type="float" office:value="81.965" calcext:value-type="float">
            <text:p>81.96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08" calcext:value-type="float">
            <text:p>-0.7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1.023847" calcext:value-type="float">
            <text:p>-1.023847</text:p>
          </table:table-cell>
          <table:table-cell table:formula="of:=[.J5]*82" office:value-type="float" office:value="-83.955454" calcext:value-type="float">
            <text:p>-83.955454</text:p>
          </table:table-cell>
          <table:table-cell office:value-type="float" office:value="0.47104189" calcext:value-type="float">
            <text:p>0.47104189</text:p>
          </table:table-cell>
          <table:table-cell office:value-type="float" office:value="0.102899" calcext:value-type="float">
            <text:p>0.102899</text:p>
          </table:table-cell>
        </table:table-row>
        <table:table-row table:style-name="ro2">
          <table:table-cell office:value-type="float" office:value="82.1" calcext:value-type="float">
            <text:p>82.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25" calcext:value-type="float">
            <text:p>-0.70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1.025667689" calcext:value-type="float">
            <text:p>-1.025667689</text:p>
          </table:table-cell>
          <table:table-cell table:formula="of:=[.J6]*82" office:value-type="float" office:value="-84.104750498" calcext:value-type="float">
            <text:p>-84.104750498</text:p>
          </table:table-cell>
          <table:table-cell office:value-type="float" office:value="0.4608187" calcext:value-type="float">
            <text:p>0.4608187</text:p>
          </table:table-cell>
          <table:table-cell office:value-type="float" office:value="0.10276046" calcext:value-type="float">
            <text:p>0.10276046</text:p>
          </table:table-cell>
        </table:table-row>
        <table:table-row table:style-name="ro1">
          <table:table-cell office:value-type="float" office:value="81.946" calcext:value-type="float">
            <text:p>81.94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45" calcext:value-type="float">
            <text:p>-0.70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-1.02787938" calcext:value-type="float">
            <text:p>-1.02787938</text:p>
          </table:table-cell>
          <table:table-cell table:formula="of:=[.J7]*82" office:value-type="float" office:value="-84.28610916" calcext:value-type="float">
            <text:p>-84.28610916</text:p>
          </table:table-cell>
          <table:table-cell office:value-type="float" office:value="0.447812" calcext:value-type="float">
            <text:p>0.447812</text:p>
          </table:table-cell>
          <table:table-cell office:value-type="float" office:value="0.10265122" calcext:value-type="float">
            <text:p>0.10265122</text:p>
          </table:table-cell>
        </table:table-row>
        <table:table-row table:style-name="ro1">
          <table:table-cell office:value-type="float" office:value="82.08" calcext:value-type="float">
            <text:p>82.0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55" calcext:value-type="float">
            <text:p>-0.70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.030442334" calcext:value-type="float">
            <text:p>-1.030442334</text:p>
          </table:table-cell>
          <table:table-cell table:formula="of:=[.J8]*82" office:value-type="float" office:value="-84.496271388" calcext:value-type="float">
            <text:p>-84.496271388</text:p>
          </table:table-cell>
          <table:table-cell office:value-type="float" office:value="0.43175" calcext:value-type="float">
            <text:p>0.43175</text:p>
          </table:table-cell>
          <table:table-cell office:value-type="float" office:value="0.10243219" calcext:value-type="float">
            <text:p>0.10243219</text:p>
          </table:table-cell>
        </table:table-row>
        <table:table-row table:style-name="ro1">
          <table:table-cell office:value-type="float" office:value="82.007" calcext:value-type="float">
            <text:p>82.00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7" calcext:value-type="float">
            <text:p>-0.7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-1.0333979" calcext:value-type="float">
            <text:p>-1.0333979</text:p>
          </table:table-cell>
          <table:table-cell table:formula="of:=[.J9]*82" office:value-type="float" office:value="-84.7386278" calcext:value-type="float">
            <text:p>-84.7386278</text:p>
          </table:table-cell>
          <table:table-cell office:value-type="float" office:value="0.412198" calcext:value-type="float">
            <text:p>0.412198</text:p>
          </table:table-cell>
          <table:table-cell office:value-type="float" office:value="0.1022195" calcext:value-type="float">
            <text:p>0.1022195</text:p>
          </table:table-cell>
        </table:table-row>
        <table:table-row table:style-name="ro1">
          <table:table-cell office:value-type="float" office:value="81.966" calcext:value-type="float">
            <text:p>81.96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085" calcext:value-type="float">
            <text:p>-0.708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.036732" calcext:value-type="float">
            <text:p>-1.036732</text:p>
          </table:table-cell>
          <table:table-cell table:formula="of:=[.J10]*82" office:value-type="float" office:value="-85.012024" calcext:value-type="float">
            <text:p>-85.012024</text:p>
          </table:table-cell>
          <table:table-cell office:value-type="float" office:value="0.38897" calcext:value-type="float">
            <text:p>0.38897</text:p>
          </table:table-cell>
          <table:table-cell office:value-type="float" office:value="0.10195380759" calcext:value-type="float">
            <text:p>0.1019538075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" calcext:value-type="float">
            <text:p>-0.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-1.0404591" calcext:value-type="float">
            <text:p>-1.0404591</text:p>
          </table:table-cell>
          <table:table-cell table:formula="of:=[.J11]*82" office:value-type="float" office:value="-85.3176462" calcext:value-type="float">
            <text:p>-85.3176462</text:p>
          </table:table-cell>
          <table:table-cell office:value-type="float" office:value="0.3611884" calcext:value-type="float">
            <text:p>0.3611884</text:p>
          </table:table-cell>
          <table:table-cell office:value-type="float" office:value="0.1016372" calcext:value-type="float">
            <text:p>0.1016372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15" calcext:value-type="float">
            <text:p>-0.71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04459783" calcext:value-type="float">
            <text:p>-1.04459783</text:p>
          </table:table-cell>
          <table:table-cell table:formula="of:=[.J12]*82" office:value-type="float" office:value="-85.65702206" calcext:value-type="float">
            <text:p>-85.65702206</text:p>
          </table:table-cell>
          <table:table-cell office:value-type="float" office:value="0.3286098" calcext:value-type="float">
            <text:p>0.3286098</text:p>
          </table:table-cell>
          <table:table-cell office:value-type="float" office:value="0.101263699" calcext:value-type="float">
            <text:p>0.101263699</text:p>
          </table:table-cell>
        </table:table-row>
        <table:table-row table:style-name="ro1">
          <table:table-cell office:value-type="float" office:value="81.945" calcext:value-type="float">
            <text:p>81.94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35" calcext:value-type="float">
            <text:p>-0.713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-1.0492184" calcext:value-type="float">
            <text:p>-1.0492184</text:p>
          </table:table-cell>
          <table:table-cell table:formula="of:=[.J13]*82" office:value-type="float" office:value="-86.0359088" calcext:value-type="float">
            <text:p>-86.0359088</text:p>
          </table:table-cell>
          <table:table-cell office:value-type="float" office:value="0.290074" calcext:value-type="float">
            <text:p>0.290074</text:p>
          </table:table-cell>
          <table:table-cell office:value-type="float" office:value="0.1008536" calcext:value-type="float">
            <text:p>0.1008536</text:p>
          </table:table-cell>
        </table:table-row>
        <table:table-row table:style-name="ro1">
          <table:table-cell office:value-type="float" office:value="81.963" calcext:value-type="float">
            <text:p>81.96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55" calcext:value-type="float">
            <text:p>-0.715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1.054187" calcext:value-type="float">
            <text:p>-1.054187</text:p>
          </table:table-cell>
          <table:table-cell table:formula="of:=[.J14]*82" office:value-type="float" office:value="-86.443334" calcext:value-type="float">
            <text:p>-86.443334</text:p>
          </table:table-cell>
          <table:table-cell office:value-type="float" office:value="0.2434586" calcext:value-type="float">
            <text:p>0.2434586</text:p>
          </table:table-cell>
          <table:table-cell office:value-type="float" office:value="0.100364708" calcext:value-type="float">
            <text:p>0.100364708</text:p>
          </table:table-cell>
        </table:table-row>
        <table:table-row table:style-name="ro1">
          <table:table-cell office:value-type="float" office:value="82.088" calcext:value-type="float">
            <text:p>82.08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175" calcext:value-type="float">
            <text:p>-0.71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-1.0595688" calcext:value-type="float">
            <text:p>-1.0595688</text:p>
          </table:table-cell>
          <table:table-cell table:formula="of:=[.J15]*82" office:value-type="float" office:value="-86.8846416" calcext:value-type="float">
            <text:p>-86.8846416</text:p>
          </table:table-cell>
          <table:table-cell office:value-type="float" office:value="0.186656" calcext:value-type="float">
            <text:p>0.186656</text:p>
          </table:table-cell>
          <table:table-cell office:value-type="float" office:value="0.09978333" calcext:value-type="float">
            <text:p>0.09978333</text:p>
          </table:table-cell>
        </table:table-row>
        <table:table-row table:style-name="ro1">
          <table:table-cell office:value-type="float" office:value="81.93" calcext:value-type="float">
            <text:p>81.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05" calcext:value-type="float">
            <text:p>-0.720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1.0654321" calcext:value-type="float">
            <text:p>-1.0654321</text:p>
          </table:table-cell>
          <table:table-cell table:formula="of:=[.J16]*82" office:value-type="float" office:value="-87.3654322" calcext:value-type="float">
            <text:p>-87.3654322</text:p>
          </table:table-cell>
          <table:table-cell office:value-type="float" office:value="0.1159796" calcext:value-type="float">
            <text:p>0.1159796</text:p>
          </table:table-cell>
          <table:table-cell office:value-type="float" office:value="0.09910655" calcext:value-type="float">
            <text:p>0.09910655</text:p>
          </table:table-cell>
        </table:table-row>
        <table:table-row table:style-name="ro1">
          <table:table-cell office:value-type="float" office:value="82.083" calcext:value-type="float">
            <text:p>82.08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3" calcext:value-type="float">
            <text:p>-0.7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-1.0715855" calcext:value-type="float">
            <text:p>-1.0715855</text:p>
          </table:table-cell>
          <table:table-cell table:formula="of:=[.J17]*82" office:value-type="float" office:value="-87.870011" calcext:value-type="float">
            <text:p>-87.870011</text:p>
          </table:table-cell>
          <table:table-cell office:value-type="float" office:value="0.0520543" calcext:value-type="float">
            <text:p>0.0520543</text:p>
          </table:table-cell>
          <table:table-cell office:value-type="float" office:value="0.0981668" calcext:value-type="float">
            <text:p>0.0981668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265" calcext:value-type="float">
            <text:p>-0.726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1.07819" calcext:value-type="float">
            <text:p>-1.07819</text:p>
          </table:table-cell>
          <table:table-cell table:formula="of:=[.J18]*82" office:value-type="float" office:value="-88.41158" calcext:value-type="float">
            <text:p>-88.41158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0970655" calcext:value-type="float">
            <text:p>0.0970655</text:p>
          </table:table-cell>
        </table:table-row>
        <table:table-row table:style-name="ro1">
          <table:table-cell office:value-type="float" office:value="81.96" calcext:value-type="float">
            <text:p>81.9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" calcext:value-type="float">
            <text:p>-0.7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-1.0850491" calcext:value-type="float">
            <text:p>-1.0850491</text:p>
          </table:table-cell>
          <table:table-cell table:formula="of:=[.J19]*82" office:value-type="float" office:value="-88.9740262" calcext:value-type="float">
            <text:p>-88.9740262</text:p>
          </table:table-cell>
          <table:table-cell office:value-type="float" office:value="0.014038" calcext:value-type="float">
            <text:p>0.014038</text:p>
          </table:table-cell>
          <table:table-cell office:value-type="float" office:value="0.09588114" calcext:value-type="float">
            <text:p>0.09588114</text:p>
          </table:table-cell>
        </table:table-row>
        <table:table-row table:style-name="ro1">
          <table:table-cell office:value-type="float" office:value="81.93" calcext:value-type="float">
            <text:p>81.9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4" calcext:value-type="float">
            <text:p>-0.7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.09224486" calcext:value-type="float">
            <text:p>-1.09224486</text:p>
          </table:table-cell>
          <table:table-cell table:formula="of:=[.J20]*82" office:value-type="float" office:value="-89.56407852" calcext:value-type="float">
            <text:p>-89.56407852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94656564" calcext:value-type="float">
            <text:p>0.094656564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38" calcext:value-type="float">
            <text:p>-0.7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-1.0997125" calcext:value-type="float">
            <text:p>-1.0997125</text:p>
          </table:table-cell>
          <table:table-cell table:formula="of:=[.J21]*82" office:value-type="float" office:value="-90.176425" calcext:value-type="float">
            <text:p>-90.176425</text:p>
          </table:table-cell>
          <table:table-cell office:value-type="float" office:value="0.00599" calcext:value-type="float">
            <text:p>0.00599</text:p>
          </table:table-cell>
          <table:table-cell office:value-type="float" office:value="0.09338695" calcext:value-type="float">
            <text:p>0.09338695</text:p>
          </table:table-cell>
        </table:table-row>
      </table:table>
      <table:table table:name="3 pocket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_occupied</text:p>
          </table:table-cell>
          <table:table-cell office:value-type="string" calcext:value-type="string">
            <text:p>n_lattice_length</text:p>
          </table:table-cell>
          <table:table-cell office:value-type="string" calcext:value-type="string">
            <text:p>dist_pocket</text:p>
          </table:table-cell>
          <table:table-cell office:value-type="string" calcext:value-type="string">
            <text:p>rad_pocket</text:p>
          </table:table-cell>
          <table:table-cell office:value-type="string" calcext:value-type="string">
            <text:p>Q_0 (rad interaction)</text:p>
          </table:table-cell>
          <table:table-cell office:value-type="string" calcext:value-type="string">
            <text:p>mu_initial</text:p>
          </table:table-cell>
          <table:table-cell office:value-type="string" calcext:value-type="string">
            <text:p>polarized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Free_energy/electron</text:p>
          </table:table-cell>
          <table:table-cell office:value-type="string" calcext:value-type="string">
            <text:p>total_Free_energy</text:p>
          </table:table-cell>
          <table:table-cell office:value-type="string" calcext:value-type="string">
            <text:p>dipole moment</text:p>
          </table:table-cell>
          <table:table-cell office:value-type="string" calcext:value-type="string">
            <text:p>average_curvature</text:p>
          </table:table-cell>
        </table:table-row>
        <table:table-row table:style-name="ro1">
          <table:table-cell office:value-type="float" office:value="82.151" calcext:value-type="float">
            <text:p>82.15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55" calcext:value-type="float">
            <text:p>-0.79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-1.0149399" calcext:value-type="float">
            <text:p>-1.0149399</text:p>
          </table:table-cell>
          <table:table-cell table:formula="of:=[.J2]*82" office:value-type="float" office:value="-83.2250718" calcext:value-type="float">
            <text:p>-83.2250718</text:p>
          </table:table-cell>
          <table:table-cell office:value-type="float" office:value="0" calcext:value-type="float">
            <text:p>0</text:p>
          </table:table-cell>
          <table:table-cell office:value-type="float" office:value="0.10842671" calcext:value-type="float">
            <text:p>0.10842671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35" calcext:value-type="float">
            <text:p>-0.79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-1.0164206" calcext:value-type="float">
            <text:p>-1.0164206</text:p>
          </table:table-cell>
          <table:table-cell table:formula="of:=[.J3]*82" office:value-type="float" office:value="-83.3464892" calcext:value-type="float">
            <text:p>-83.3464892</text:p>
          </table:table-cell>
          <table:table-cell/>
          <table:table-cell office:value-type="float" office:value="0.1083257" calcext:value-type="float">
            <text:p>0.1083257</text:p>
          </table:table-cell>
        </table:table-row>
        <table:table-row table:style-name="ro1">
          <table:table-cell office:value-type="float" office:value="81.966" calcext:value-type="float">
            <text:p>81.96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8" calcext:value-type="float">
            <text:p>-0.79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-1.0181614" calcext:value-type="float">
            <text:p>-1.0181614</text:p>
          </table:table-cell>
          <table:table-cell table:formula="of:=[.J4]*82" office:value-type="float" office:value="-83.4892348" calcext:value-type="float">
            <text:p>-83.4892348</text:p>
          </table:table-cell>
          <table:table-cell/>
          <table:table-cell office:value-type="float" office:value="0.1081403" calcext:value-type="float">
            <text:p>0.1081403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5" calcext:value-type="float">
            <text:p>-0.79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25" calcext:value-type="float">
            <text:p>0.025</text:p>
          </table:table-cell>
          <table:table-cell office:value-type="float" office:value="-1.0202237" calcext:value-type="float">
            <text:p>-1.0202237</text:p>
          </table:table-cell>
          <table:table-cell table:formula="of:=[.J5]*82" office:value-type="float" office:value="-83.6583434" calcext:value-type="float">
            <text:p>-83.6583434</text:p>
          </table:table-cell>
          <table:table-cell/>
          <table:table-cell office:value-type="float" office:value="0.107857" calcext:value-type="float">
            <text:p>0.107857</text:p>
          </table:table-cell>
        </table:table-row>
        <table:table-row table:style-name="ro1">
          <table:table-cell office:value-type="float" office:value="81.99" calcext:value-type="float">
            <text:p>81.9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28" calcext:value-type="float">
            <text:p>-0.79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-1.022508026" calcext:value-type="float">
            <text:p>-1.022508026</text:p>
          </table:table-cell>
          <table:table-cell table:formula="of:=[.J6]*82" office:value-type="float" office:value="-83.845658132" calcext:value-type="float">
            <text:p>-83.845658132</text:p>
          </table:table-cell>
          <table:table-cell/>
          <table:table-cell office:value-type="float" office:value="0.107484" calcext:value-type="float">
            <text:p>0.107484</text:p>
          </table:table-cell>
        </table:table-row>
        <table:table-row table:style-name="ro1">
          <table:table-cell office:value-type="float" office:value="82.02" calcext:value-type="float">
            <text:p>82.0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32" calcext:value-type="float">
            <text:p>-0.79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35" calcext:value-type="float">
            <text:p>0.035</text:p>
          </table:table-cell>
          <table:table-cell office:value-type="float" office:value="-1.025165" calcext:value-type="float">
            <text:p>-1.025165</text:p>
          </table:table-cell>
          <table:table-cell table:formula="of:=[.J7]*82" office:value-type="float" office:value="-84.06353" calcext:value-type="float">
            <text:p>-84.06353</text:p>
          </table:table-cell>
          <table:table-cell/>
          <table:table-cell office:value-type="float" office:value="0.106999" calcext:value-type="float">
            <text:p>0.10699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4" calcext:value-type="float">
            <text:p>-0.7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-1.02822823" calcext:value-type="float">
            <text:p>-1.02822823</text:p>
          </table:table-cell>
          <table:table-cell table:formula="of:=[.J8]*82" office:value-type="float" office:value="-84.31471486" calcext:value-type="float">
            <text:p>-84.31471486</text:p>
          </table:table-cell>
          <table:table-cell/>
          <table:table-cell office:value-type="float" office:value="0.106431956" calcext:value-type="float">
            <text:p>0.1064319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5" calcext:value-type="float">
            <text:p>-0.7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45" calcext:value-type="float">
            <text:p>0.045</text:p>
          </table:table-cell>
          <table:table-cell office:value-type="float" office:value="-1.0315887" calcext:value-type="float">
            <text:p>-1.0315887</text:p>
          </table:table-cell>
          <table:table-cell table:formula="of:=[.J9]*82" office:value-type="float" office:value="-84.5902734" calcext:value-type="float">
            <text:p>-84.5902734</text:p>
          </table:table-cell>
          <table:table-cell/>
          <table:table-cell office:value-type="float" office:value="0.10575686" calcext:value-type="float">
            <text:p>0.10575686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61" calcext:value-type="float">
            <text:p>-0.796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.03096" calcext:value-type="float">
            <text:p>-1.03096</text:p>
          </table:table-cell>
          <table:table-cell table:formula="of:=[.J10]*82" office:value-type="float" office:value="-84.53872" calcext:value-type="float">
            <text:p>-84.53872</text:p>
          </table:table-cell>
          <table:table-cell/>
          <table:table-cell office:value-type="float" office:value="0.10500526878" calcext:value-type="float">
            <text:p>0.10500526878</text:p>
          </table:table-cell>
        </table:table-row>
        <table:table-row table:style-name="ro1">
          <table:table-cell office:value-type="float" office:value="81.998" calcext:value-type="float">
            <text:p>81.99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78" calcext:value-type="float">
            <text:p>-0.797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float" office:value="-1.0394274676" calcext:value-type="float">
            <text:p>-1.0394274676</text:p>
          </table:table-cell>
          <table:table-cell table:formula="of:=[.J11]*82" office:value-type="float" office:value="-85.2330523432" calcext:value-type="float">
            <text:p>-85.2330523432</text:p>
          </table:table-cell>
          <table:table-cell/>
          <table:table-cell office:value-type="float" office:value="0.104192186" calcext:value-type="float">
            <text:p>0.104192186</text:p>
          </table:table-cell>
        </table:table-row>
        <table:table-row table:style-name="ro1">
          <table:table-cell office:value-type="float" office:value="81.986" calcext:value-type="float">
            <text:p>81.98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7995" calcext:value-type="float">
            <text:p>-0.79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-1.0439665751" calcext:value-type="float">
            <text:p>-1.0439665751</text:p>
          </table:table-cell>
          <table:table-cell table:formula="of:=[.J12]*82" office:value-type="float" office:value="-85.6052591582" calcext:value-type="float">
            <text:p>-85.6052591582</text:p>
          </table:table-cell>
          <table:table-cell/>
          <table:table-cell office:value-type="float" office:value="0.103323224" calcext:value-type="float">
            <text:p>0.103323224</text:p>
          </table:table-cell>
        </table:table-row>
        <table:table-row table:style-name="ro1">
          <table:table-cell office:value-type="float" office:value="82.04" calcext:value-type="float">
            <text:p>82.0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15" calcext:value-type="float">
            <text:p>-0.8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65" calcext:value-type="float">
            <text:p>0.065</text:p>
          </table:table-cell>
          <table:table-cell office:value-type="float" office:value="-1.04877027" calcext:value-type="float">
            <text:p>-1.04877027</text:p>
          </table:table-cell>
          <table:table-cell table:formula="of:=[.J13]*82" office:value-type="float" office:value="-85.99916214" calcext:value-type="float">
            <text:p>-85.99916214</text:p>
          </table:table-cell>
          <table:table-cell/>
          <table:table-cell office:value-type="float" office:value="0.10238584" calcext:value-type="float">
            <text:p>0.10238584</text:p>
          </table:table-cell>
        </table:table-row>
        <table:table-row table:style-name="ro1">
          <table:table-cell office:value-type="float" office:value="81.956" calcext:value-type="float">
            <text:p>81.95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4" calcext:value-type="float">
            <text:p>-0.8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-1.0539872744" calcext:value-type="float">
            <text:p>-1.0539872744</text:p>
          </table:table-cell>
          <table:table-cell table:formula="of:=[.J14]*82" office:value-type="float" office:value="-86.4269565008" calcext:value-type="float">
            <text:p>-86.4269565008</text:p>
          </table:table-cell>
          <table:table-cell/>
          <table:table-cell office:value-type="float" office:value="0.1014168215379" calcext:value-type="float">
            <text:p>0.1014168215379</text:p>
          </table:table-cell>
        </table:table-row>
        <table:table-row table:style-name="ro1">
          <table:table-cell office:value-type="float" office:value="82.03" calcext:value-type="float">
            <text:p>82.0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65" calcext:value-type="float">
            <text:p>-0.80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75" calcext:value-type="float">
            <text:p>0.075</text:p>
          </table:table-cell>
          <table:table-cell office:value-type="float" office:value="-1.0595143875" calcext:value-type="float">
            <text:p>-1.0595143875</text:p>
          </table:table-cell>
          <table:table-cell table:formula="of:=[.J15]*82" office:value-type="float" office:value="-86.880179775" calcext:value-type="float">
            <text:p>-86.880179775</text:p>
          </table:table-cell>
          <table:table-cell/>
          <table:table-cell office:value-type="float" office:value="0.10038726857" calcext:value-type="float">
            <text:p>0.10038726857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095" calcext:value-type="float">
            <text:p>-0.80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-1.0653636" calcext:value-type="float">
            <text:p>-1.0653636</text:p>
          </table:table-cell>
          <table:table-cell table:formula="of:=[.J16]*82" office:value-type="float" office:value="-87.3598152" calcext:value-type="float">
            <text:p>-87.3598152</text:p>
          </table:table-cell>
          <table:table-cell/>
          <table:table-cell office:value-type="float" office:value="0.099319573" calcext:value-type="float">
            <text:p>0.099319573</text:p>
          </table:table-cell>
        </table:table-row>
        <table:table-row table:style-name="ro1">
          <table:table-cell office:value-type="float" office:value="81.917" calcext:value-type="float">
            <text:p>81.91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13" calcext:value-type="float">
            <text:p>-0.8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85" calcext:value-type="float">
            <text:p>0.085</text:p>
          </table:table-cell>
          <table:table-cell office:value-type="float" office:value="-1.0716529" calcext:value-type="float">
            <text:p>-1.0716529</text:p>
          </table:table-cell>
          <table:table-cell table:formula="of:=[.J17]*82" office:value-type="float" office:value="-87.8755378" calcext:value-type="float">
            <text:p>-87.8755378</text:p>
          </table:table-cell>
          <table:table-cell/>
          <table:table-cell office:value-type="float" office:value="0.0982234688" calcext:value-type="float">
            <text:p>0.0982234688</text:p>
          </table:table-cell>
        </table:table-row>
        <table:table-row table:style-name="ro1">
          <table:table-cell office:value-type="float" office:value="82.01" calcext:value-type="float">
            <text:p>82.0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165" calcext:value-type="float">
            <text:p>-0.816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-1.0781388715" calcext:value-type="float">
            <text:p>-1.0781388715</text:p>
          </table:table-cell>
          <table:table-cell table:formula="of:=[.J18]*82" office:value-type="float" office:value="-88.407387463" calcext:value-type="float">
            <text:p>-88.407387463</text:p>
          </table:table-cell>
          <table:table-cell/>
          <table:table-cell office:value-type="float" office:value="0.0970662679" calcext:value-type="float">
            <text:p>0.0970662679</text:p>
          </table:table-cell>
        </table:table-row>
        <table:table-row table:style-name="ro1">
          <table:table-cell office:value-type="float" office:value="81.997" calcext:value-type="float">
            <text:p>81.9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05" calcext:value-type="float">
            <text:p>-0.820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-1.0849967" calcext:value-type="float">
            <text:p>-1.0849967</text:p>
          </table:table-cell>
          <table:table-cell table:formula="of:=[.J19]*82" office:value-type="float" office:value="-88.9697294" calcext:value-type="float">
            <text:p>-88.9697294</text:p>
          </table:table-cell>
          <table:table-cell/>
          <table:table-cell office:value-type="float" office:value="0.0958777" calcext:value-type="float">
            <text:p>0.0958777</text:p>
          </table:table-cell>
        </table:table-row>
        <table:table-row table:style-name="ro1">
          <table:table-cell office:value-type="float" office:value="82.12" calcext:value-type="float">
            <text:p>82.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45" calcext:value-type="float">
            <text:p>-0.82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.09211275" calcext:value-type="float">
            <text:p>-1.09211275</text:p>
          </table:table-cell>
          <table:table-cell table:formula="of:=[.J20]*82" office:value-type="float" office:value="-89.5532455" calcext:value-type="float">
            <text:p>-89.5532455</text:p>
          </table:table-cell>
          <table:table-cell/>
          <table:table-cell office:value-type="float" office:value="0.0946421829" calcext:value-type="float">
            <text:p>0.0946421829</text:p>
          </table:table-cell>
        </table:table-row>
        <table:table-row table:style-name="ro1">
          <table:table-cell office:value-type="float" office:value="81.97" calcext:value-type="float">
            <text:p>81.97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0.8295" calcext:value-type="float">
            <text:p>-0.82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-1.099757639" calcext:value-type="float">
            <text:p>-1.099757639</text:p>
          </table:table-cell>
          <table:table-cell table:formula="of:=[.J21]*82" office:value-type="float" office:value="-90.180126398" calcext:value-type="float">
            <text:p>-90.180126398</text:p>
          </table:table-cell>
          <table:table-cell/>
          <table:table-cell office:value-type="float" office:value="0.093392159" calcext:value-type="float">
            <text:p>0.093392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0:19:01.992312752</meta:creation-date>
    <dc:date>2023-12-03T17:21:48.472835751</dc:date>
    <meta:editing-duration>PT7H2M30S</meta:editing-duration>
    <meta:editing-cycles>36</meta:editing-cycles>
    <meta:generator>LibreOffice/7.6.3.2$Linux_X86_64 LibreOffice_project/60$Build-2</meta:generator>
    <meta:document-statistic meta:table-count="3" meta:cell-count="741" meta:object-count="0"/>
  </office:meta>
</office:document-meta>
</file>